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8cb0" officeooo:paragraph-rsid="00068cb0"/>
    </style:style>
    <style:style style:name="P2" style:family="paragraph" style:parent-style-name="Standard" style:list-style-name="L1">
      <style:text-properties officeooo:rsid="00068cb0" officeooo:paragraph-rsid="00068cb0"/>
    </style:style>
    <style:style style:name="T1" style:family="text">
      <style:text-properties officeooo:rsid="000a02f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text:h>
      <text:p text:style-name="Standard"><text:tab/>Lorem ipsum dolor sit amet, consectetur adipiscing elit. Quisque auctor est sit amet est pretium, a placerat mauris consectetur. Vivamus eget justo sit amet mi mollis cursus. Fusce iaculis dui id magna aliquet, ut laoreet felis sollicitudin. Nulla facilisi. Sed vitae ipsum eu libero varius lacinia. Curabitur ac nisi sit amet leo tempus interdum. Suspendisse potenti. In euismod erat nec velit lacinia, in suscipit elit gravida. Sed eget viverra metus. Maecenas suscipit urna at mauris suscipit, et pharetra lectus dignissim. Etiam sit amet urna eu odio efficitur euismod.</text:p>
      <text:p text:style-name="Standard"/>
      <text:h text:style-name="Heading_20_2" text:outline-level="2">Lorem ipsum</text:h>
      <text:p text:style-name="Standard"><text:tab/>Phasellus hendrerit justo non massa elementum, at malesuada metus mollis. Nullam eget felis ac ante tincidunt tristique. Donec suscipit, est ut vestibulum sodales, libero neque faucibus libero, ac varius justo felis vel risus. Donec laoreet orci nec magna vulputate, id malesuada eros ullamcorper. Integer malesuada erat ut odio tincidunt mollis. Nam euismod condimentum eros, et elementum lorem lobortis ac. Nunc suscipit sem vel efficitur suscipit.</text:p>
      <text:p text:style-name="Standard"/>
      <text:p text:style-name="P1"><text:span text:style-name="T1">Lorem ipsum</text:span>: </text:p>
      <text:list text:style-name="L1">
        <text:list-item>
          <text:p text:style-name="P2">Lorem ipsum;</text:p>
        </text:list-item>
        <text:list-item>
          <text:p text:style-name="P2">Lorem ipsum;</text:p>
        </text:list-item>
        <text:list-item>
          <text:p text:style-name="P2">Lorem ipsum.</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6:09:38.545819612</meta:creation-date>
    <dc:date>2024-11-06T16:12:39.372050846</dc:date>
    <meta:editing-duration>PT2M50S</meta:editing-duration>
    <meta:editing-cycles>4</meta:editing-cycles>
    <meta:generator>LibreOffice/24.2.6.2$Linux_X86_64 LibreOffice_project/420$Build-2</meta:generator>
    <meta:document-statistic meta:table-count="0" meta:image-count="0" meta:object-count="0" meta:page-count="1" meta:paragraph-count="8" meta:word-count="168" meta:character-count="1099" meta:non-whitespace-character-count="939"/>
  </office:meta>
</office:document-meta>
</file>